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0115" officeooo:paragraph-rsid="000dd9e8"/>
    </style:style>
    <style:style style:name="P2" style:family="paragraph" style:parent-style-name="Standard" style:list-style-name="L1"/>
    <style:style style:name="P3" style:family="paragraph" style:parent-style-name="Standard">
      <style:text-properties officeooo:rsid="0008775e" officeooo:paragraph-rsid="0008775e"/>
    </style:style>
    <style:style style:name="P4" style:family="paragraph" style:parent-style-name="Standard" style:list-style-name="L3"/>
    <style:style style:name="P5" style:family="paragraph" style:parent-style-name="Standard" style:list-style-name="L6"/>
    <style:style style:name="P6" style:family="paragraph" style:parent-style-name="Standard" style:list-style-name="L7"/>
    <style:style style:name="P7" style:family="paragraph" style:parent-style-name="Standard" style:list-style-name="L4"/>
    <style:style style:name="P8" style:family="paragraph" style:parent-style-name="Standard" style:list-style-name="L10"/>
    <style:style style:name="P9" style:family="paragraph" style:parent-style-name="Standard" style:list-style-name="L11"/>
    <style:style style:name="P10" style:family="paragraph" style:parent-style-name="Standard" style:list-style-name="L5"/>
    <style:style style:name="P11" style:family="paragraph" style:parent-style-name="Standard" style:list-style-name="L2"/>
    <style:style style:name="P12" style:family="paragraph" style:parent-style-name="Standard" style:list-style-name="L12">
      <style:text-properties officeooo:rsid="0017c77e" officeooo:paragraph-rsid="0017c77e"/>
    </style:style>
    <style:style style:name="P13" style:family="paragraph" style:parent-style-name="Standard" style:list-style-name="L12">
      <style:text-properties officeooo:rsid="0017c77e" officeooo:paragraph-rsid="001a854d"/>
    </style:style>
    <style:style style:name="P14" style:family="paragraph" style:parent-style-name="Standard" style:list-style-name="L12">
      <style:text-properties officeooo:rsid="001a854d" officeooo:paragraph-rsid="001a854d"/>
    </style:style>
    <style:style style:name="P15" style:family="paragraph" style:parent-style-name="Standard" style:list-style-name="L12">
      <style:text-properties officeooo:rsid="001b9d2c" officeooo:paragraph-rsid="001b9d2c"/>
    </style:style>
    <style:style style:name="P16" style:family="paragraph" style:parent-style-name="Standard">
      <style:text-properties officeooo:paragraph-rsid="001c78d0"/>
    </style:style>
    <style:style style:name="P17" style:family="paragraph" style:parent-style-name="Standard">
      <style:text-properties officeooo:rsid="001c78d0" officeooo:paragraph-rsid="001c78d0"/>
    </style:style>
    <style:style style:name="P18" style:family="paragraph" style:parent-style-name="Standard" style:list-style-name="L13">
      <style:text-properties officeooo:rsid="001c78d0" officeooo:paragraph-rsid="001c78d0"/>
    </style:style>
    <style:style style:name="P19" style:family="paragraph" style:parent-style-name="Standard" style:list-style-name="L14">
      <style:text-properties officeooo:rsid="001da17f" officeooo:paragraph-rsid="001da17f"/>
    </style:style>
    <style:style style:name="P20" style:family="paragraph" style:parent-style-name="Standard" style:list-style-name="L15">
      <style:text-properties officeooo:paragraph-rsid="001da17f"/>
    </style:style>
    <style:style style:name="P21" style:family="paragraph" style:parent-style-name="Standard" style:list-style-name="L10">
      <style:text-properties officeooo:rsid="001eae06" officeooo:paragraph-rsid="001eae06"/>
    </style:style>
    <style:style style:name="P22" style:family="paragraph" style:parent-style-name="Standard">
      <style:text-properties officeooo:rsid="00206e4c" officeooo:paragraph-rsid="00206e4c"/>
    </style:style>
    <style:style style:name="P23" style:family="paragraph" style:parent-style-name="Heading_20_1">
      <style:paragraph-properties fo:break-before="page"/>
    </style:style>
    <style:style style:name="P24" style:family="paragraph" style:parent-style-name="Heading_20_1" style:list-style-name="">
      <style:paragraph-properties fo:break-before="page"/>
      <style:text-properties officeooo:rsid="000a4160" officeooo:paragraph-rsid="000a4160"/>
    </style:style>
    <style:style style:name="P25" style:family="paragraph" style:parent-style-name="Heading_20_1">
      <style:paragraph-properties fo:break-before="page"/>
      <style:text-properties officeooo:rsid="001200f2"/>
    </style:style>
    <style:style style:name="T1" style:family="text">
      <style:text-properties officeooo:rsid="000bcdf9"/>
    </style:style>
    <style:style style:name="T2" style:family="text">
      <style:text-properties officeooo:rsid="001170df"/>
    </style:style>
    <style:style style:name="T3" style:family="text">
      <style:text-properties officeooo:rsid="00135a06"/>
    </style:style>
    <style:style style:name="T4" style:family="text">
      <style:text-properties officeooo:rsid="0017c77e"/>
    </style:style>
    <style:style style:name="T5" style:family="text">
      <style:text-properties officeooo:rsid="001a854d"/>
    </style:style>
    <style:style style:name="T6" style:family="text">
      <style:text-properties officeooo:rsid="001c78d0"/>
    </style:style>
    <style:style style:name="T7" style:family="text">
      <style:text-properties officeooo:rsid="001da17f"/>
    </style:style>
    <style:style style:name="T8" style:family="text">
      <style:text-properties officeooo:rsid="001fd23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eading_20_1"><text:bookmark-start text:name="__RefHeading___Toc110_3262015809"/>Idea, <text:span text:style-name="T3">implementation, workflow</text:span><text:bookmark-end text:name="__RefHeading___Toc110_3262015809"/></text:p>
      <text:list xml:id="list2166864188" text:style-name="L3">
        <text:list-item>
          <text:p text:style-name="P4"><text:bookmark-start text:name="__RefHeading___Toc112_3262015809"/>Zabbix agent (active) item queries registry hive of all installed apps. Use find /c to look for specific content.<text:bookmark-end text:name="__RefHeading___Toc112_3262015809"/></text:p>
        </text:list-item>
      </text:list>
      <text:list xml:id="list1006931539" text:style-name="L6">
        <text:list-item>
          <text:list>
            <text:list-item>
              <text:p text:style-name="P5"><text:bookmark-start text:name="__RefHeading___Toc114_3262015809"/>reg query "HKLM\SOFTWARE\Wow6432Node\Microsoft\Windows\CurrentVersion\Uninstall" /s | find /c "ActivePresenter"<text:bookmark-end text:name="__RefHeading___Toc114_3262015809"/></text:p>
            </text:list-item>
            <text:list-item>
              <text:p text:style-name="P5"><text:bookmark-start text:name="__RefHeading___Toc116_3262015809"/>reg query "HKLM\SOFTWARE\Microsoft\Windows\CurrentVersion\Uninstall" /s | find /c "ActivePresenter"<text:bookmark-end text:name="__RefHeading___Toc116_3262015809"/></text:p>
            </text:list-item>
          </text:list>
        </text:list-item>
      </text:list>
      <text:list xml:id="list4205785974" text:style-name="L7">
        <text:list-item>
          <text:p text:style-name="P6"><text:bookmark-start text:name="__RefHeading___Toc118_3262015809"/>A trigger with severity “Average” will fire up. That is because a value bigger than 0 has been received on “find /c”<text:bookmark-end text:name="__RefHeading___Toc118_3262015809"/></text:p>
        </text:list-item>
        <text:list-item>
          <text:p text:style-name="P6"><text:bookmark-start text:name="__RefHeading___Toc120_3262015809"/>An action is defined on template (every trigger which will mach in template).<text:bookmark-end text:name="__RefHeading___Toc120_3262015809"/></text:p>
        </text:list-item>
        <text:list-item>
          <text:p text:style-name="P6"><text:bookmark-start text:name="__RefHeading___Toc122_3262015809"/>There will be macros defined in template:<text:bookmark-end text:name="__RefHeading___Toc122_3262015809"/></text:p>
        </text:list-item>
      </text:list>
      <text:list xml:id="list2582643721" text:style-name="L4">
        <text:list-item>
          <text:list>
            <text:list-item>
              <text:p text:style-name="P7"><text:bookmark-start text:name="__RefHeading___Toc124_3262015809"/>{$<text:span text:style-name="T2">AP_</text:span>URL} = <text:a xlink:type="simple" xlink:href="https://cdn.atomisystems.com/apdownloads/ActivePresenter_v7.5.2_setup.exe" text:style-name="Internet_20_link" text:visited-style-name="Visited_20_Internet_20_Link">https://cdn.atomisystems.com/apdownloads/ActivePresenter_v7.5.2_setup.exe</text:a><text:bookmark-end text:name="__RefHeading___Toc124_3262015809"/></text:p>
            </text:list-item>
            <text:list-item>
              <text:p text:style-name="P7"><text:bookmark-start text:name="__RefHeading___Toc126_3262015809"/>{$AP_SHA1} = 92d4ecd25f821df9dfb32c1140446421decf5bac<text:bookmark-end text:name="__RefHeading___Toc126_3262015809"/></text:p>
            </text:list-item>
          </text:list>
        </text:list-item>
      </text:list>
      <text:list xml:id="list749210516" text:style-name="L10">
        <text:list-item>
          <text:p text:style-name="P8"><text:bookmark-start text:name="__RefHeading___Toc128_3262015809"/>Action will call c:\zabbix\01.cmd on the host having the problem<text:bookmark-end text:name="__RefHeading___Toc128_3262015809"/></text:p>
        </text:list-item>
      </text:list>
      <text:list xml:id="list725557160" text:style-name="L11">
        <text:list-item>
          <text:list>
            <text:list-item>
              <text:p text:style-name="P9"><text:bookmark-start text:name="__RefHeading___Toc130_3262015809"/>Action will pass {$AP_URL} and {$AP_SHA1} to 01.cmd<text:bookmark-end text:name="__RefHeading___Toc130_3262015809"/></text:p>
            </text:list-item>
            <text:list-item>
              <text:p text:style-name="P9"><text:bookmark-start text:name="__RefHeading___Toc132_3262015809"/>01.cmd will check if the OS is ready to receive modifications, then execute curl utility and download installation source<text:bookmark-end text:name="__RefHeading___Toc132_3262015809"/></text:p>
            </text:list-item>
          </text:list>
        </text:list-item>
      </text:list>
      <text:list xml:id="list223635674851910" text:continue-list="list749210516" text:style-name="L10">
        <text:list-item>
          <text:p text:style-name="P8"><text:bookmark-start text:name="__RefHeading___Toc134_3262015809"/>Every application will require a separate action<text:bookmark-end text:name="__RefHeading___Toc134_3262015809"/></text:p>
        </text:list-item>
        <text:list-item>
          <text:p text:style-name="P21">Workstations in zabbix must be exact like windows variable %computername% (case sensitive)</text:p>
        </text:list-item>
        <text:list-item>
          <text:p text:style-name="P21">01.cmd must be side by side with zabbix_agentd.exe, zabbix_sender.exe, <text:span text:style-name="T8">grep.exe,</text:span></text:p>
        </text:list-item>
      </text:list>
      <text:p text:style-name="P23"><text:bookmark-start text:name="__RefHeading___Toc136_3262015809"/>Zabbix Agent/Client prerequisites<text:bookmark-end text:name="__RefHeading___Toc136_3262015809"/></text:p>
      <text:list xml:id="list2787275979" text:style-name="L1">
        <text:list-item>
          <text:p text:style-name="P2">Agent must be install on <text:a xlink:type="simple" xlink:href="file:///c:/zabbix" text:style-name="Internet_20_link" text:visited-style-name="Visited_20_Internet_20_Link">c:\zabbix</text:a></text:p>
        </text:list-item>
        <text:list-item>
          <text:p text:style-name="P2">gnu tools must be installed on <text:a xlink:type="simple" xlink:href="file:///c:/zabbix" text:style-name="Internet_20_link" text:visited-style-name="Visited_20_Internet_20_Link">c:\zabbix</text:a></text:p>
          <text:list>
            <text:list-item>
              <text:p text:style-name="P2">c:\zabbix\curl.exe</text:p>
            </text:list-item>
            <text:list-item>
              <text:p text:style-name="P2">c:\zabbix\sed.exe</text:p>
            </text:list-item>
            <text:list-item>
              <text:p text:style-name="P2">c:\zabbix\libiconv2.dll</text:p>
            </text:list-item>
            <text:list-item>
              <text:p text:style-name="P2">c:\zabbix\libintl3.dll</text:p>
            </text:list-item>
            <text:list-item>
              <text:p text:style-name="P2">c:\zabbix\pcre3.dll</text:p>
            </text:list-item>
            <text:list-item>
              <text:p text:style-name="P2">c:\zabbix\regex2.dll</text:p>
            </text:list-item>
            <text:list-item>
              <text:p text:style-name="P2">c:\zabbix\grep.exe</text:p>
            </text:list-item>
            <text:list-item>
              <text:p text:style-name="P2">c:\zabbix\sha1sum.exe</text:p>
            </text:list-item>
          </text:list>
        </text:list-item>
        <text:list-item>
          <text:p text:style-name="P2">zabbix config file must be on c:\zabbix\zabbix_agentd.conf</text:p>
        </text:list-item>
        <text:list-item>
          <text:p text:style-name="P2">zabbix_sender must be located c:\zabbix\zabbix_sender.exe</text:p>
        </text:list-item>
        <text:list-item>
          <text:p text:style-name="P2">agent must receive incoming instructions via port 10050</text:p>
        </text:list-item>
        <text:list-item>
          <text:p text:style-name="P2">proxy server (raspberry pi) must be placed in local network</text:p>
        </text:list-item>
      </text:list>
      <text:p text:style-name="Standard"/>
      <text:h text:style-name="P24" text:outline-level="1"><text:bookmark-start text:name="__RefHeading___Toc138_3262015809"/>Features<text:bookmark-end text:name="__RefHeading___Toc138_3262015809"/></text:h>
      <text:list xml:id="list666281806" text:style-name="L5">
        <text:list-item>
          <text:p text:style-name="P10"><text:bookmark-start text:name="__RefHeading___Toc140_3262015809"/>Zabbix template by itself will take care of new version checking using HTTP agent<text:bookmark-end text:name="__RefHeading___Toc140_3262015809"/></text:p>
        </text:list-item>
        <text:list-item>
          <text:p text:style-name="P10"><text:bookmark-start text:name="__RefHeading___Toc142_3262015809"/>Downloaded file will get validated using SHA1 checksum<text:bookmark-end text:name="__RefHeading___Toc142_3262015809"/></text:p>
        </text:list-item>
        <text:list-item>
          <text:p text:style-name="P10"><text:bookmark-start text:name="__RefHeading___Toc144_3262015809"/>If computer reboot is required, then nothing will happen<text:bookmark-end text:name="__RefHeading___Toc144_3262015809"/></text:p>
        </text:list-item>
        <text:list-item>
          <text:p text:style-name="P10"><text:bookmark-start text:name="__RefHeading___Toc146_3262015809"/>If another installer (msiexec) is in progress, <text:span text:style-name="T1">then nothing will happen</text:span><text:bookmark-end text:name="__RefHeading___Toc146_3262015809"/></text:p>
        </text:list-item>
        <text:list-item>
          <text:p text:style-name="P10"><text:bookmark-start text:name="__RefHeading___Toc148_3262015809"/>Multiple installation methods (01.cmd, 02.cmd, 03.cmd, …) are ready to use<text:bookmark-end text:name="__RefHeading___Toc148_3262015809"/></text:p>
        </text:list-item>
        <text:list-item>
          <text:p text:style-name="P10"><text:bookmark-start text:name="__RefHeading___Toc150_3262015809"/>zabbix_sender will be used massively inside script to track which process currently are running<text:bookmark-end text:name="__RefHeading___Toc150_3262015809"/></text:p>
          <text:p text:style-name="P10"/>
        </text:list-item>
      </text:list>
      <text:p text:style-name="P25"><text:bookmark-start text:name="__RefHeading___Toc152_3262015809"/>Challenges<text:bookmark-end text:name="__RefHeading___Toc152_3262015809"/></text:p>
      <text:list xml:id="list1394018153" text:style-name="L2">
        <text:list-item>
          <text:p text:style-name="P11">Trapper item key must be unique between templates while maintaining multiple applications. Solution: create key from LLD</text:p>
        </text:list-item>
        <text:list-item>
          <text:p text:style-name="P11">Transfer script method/id from template macro to action</text:p>
        </text:list-item>
        <text:list-item>
          <text:p text:style-name="P11">Where to put downloaded files? Which directory? Filenames to use. Keep the source?</text:p>
        </text:list-item>
        <text:list-item>
          <text:p text:style-name="P11">Extract real proxy address from zabbix_agentd.conf</text:p>
        </text:list-item>
        <text:list-item>
          <text:p text:style-name="P11">multiple templates (methods) will be placed inside <text:a xlink:type="simple" xlink:href="file:///c:/zabbix" text:style-name="Internet_20_link" text:visited-style-name="Visited_20_Internet_20_Link">c:\zabbix</text:a></text:p>
          <text:list>
            <text:list-item>
              <text:p text:style-name="P11">01.cmd</text:p>
            </text:list-item>
            <text:list-item>
              <text:p text:style-name="P11">02.cmd</text:p>
            </text:list-item>
            <text:list-item>
              <text:p text:style-name="P11">…</text:p>
            </text:list-item>
          </text:list>
        </text:list-item>
        <text:list-item>
          <text:p text:style-name="P11">Some installers do not work flawlessly while running from user SYSTEM</text:p>
        </text:list-item>
        <text:list-item>
          <text:p text:style-name="P11">Handle politely 32-bit window. Some registry hive do not exist</text:p>
        </text:list-item>
        <text:list-item>
          <text:p text:style-name="P11">Embed a proxy server inside window</text:p>
        </text:list-item>
      </text:list>
      <text:p text:style-name="P3"/>
      <text:p text:style-name="P23"><text:bookmark-start text:name="__RefHeading___Toc154_3262015809"/>Track the process<text:bookmark-end text:name="__RefHeading___Toc154_3262015809"/></text:p>
      <text:p text:style-name="P16">When new installe<text:span text:style-name="T4">r is running zabbix_sender will inform which task it performs.</text:span></text:p>
      <text:p text:style-name="P17">01.cmd “ActivePresenter” “<text:a xlink:type="simple" xlink:href="https://cdn.atomisystems.com/apdownloads/ActivePresenter_v7.5.2_setup.exe" text:style-name="Internet_20_link" text:visited-style-name="Visited_20_Internet_20_Link">https://cdn.atomisystems.com/apdownloads/ActivePresenter_v7.5.2_setup.exe</text:a>” “92d4ecd25f821df9dfb32c1140446421decf5bac”</text:p>
      <text:p text:style-name="P16"/>
      <text:p text:style-name="P16"><text:span text:style-name="T4">Here are the value mapping:</text:span></text:p>
      <text:p text:style-name="P22">0. application install ended successfully</text:p>
      <text:list xml:id="list2736980252" text:style-name="L12">
        <text:list-item>
          <text:p text:style-name="P13"><text:span text:style-name="T5">application installer do not exist or </text:span>sha1 do not match</text:p>
        </text:list-item>
        <text:list-item>
          <text:p text:style-name="P12">download started</text:p>
        </text:list-item>
        <text:list-item>
          <text:p text:style-name="P12">download ended</text:p>
        </text:list-item>
        <text:list-item>
          <text:p text:style-name="P12">setup file exists, sha1 is correct, <text:span text:style-name="T5">attempting to perform installation </text:span></text:p>
        </text:list-item>
        <text:list-item>
          <text:p text:style-name="P14">check free disk space, check <text:span text:style-name="T6">CPU</text:span> usage, check iowait</text:p>
        </text:list-item>
        <text:list-item>
          <text:p text:style-name="P12">cannot continue, another installer (msiexec) in progress</text:p>
        </text:list-item>
        <text:list-item>
          <text:p text:style-name="P12">cannot continue, computer reboot required</text:p>
        </text:list-item>
        <text:list-item>
          <text:p text:style-name="P15">launching installer in <text:span text:style-name="T6">background</text:span></text:p>
        </text:list-item>
        <text:list-item>
          <text:p text:style-name="P15">installation has ended, output result has been sent</text:p>
        </text:list-item>
      </text:list>
      <text:p text:style-name="P1"/>
      <text:p text:style-name="P23">Limitation</text:p>
      <text:list xml:id="list894970082" text:style-name="L13">
        <text:list-item>
          <text:p text:style-name="P18">URL length is limited to 170 characters</text:p>
        </text:list-item>
      </text:list>
      <text:p text:style-name="P17"/>
      <text:p text:style-name="P17"/>
      <text:p text:style-name="P23">Hands on</text:p>
      <text:list xml:id="list341920941" text:style-name="L14">
        <text:list-item>
          <text:p text:style-name="P19">create a template with all macros</text:p>
        </text:list-item>
        <text:list-item>
          <text:p text:style-name="P19">create unique trapper item</text:p>
        </text:list-item>
        <text:list-item>
          <text:p text:style-name="P19">make sure RemoteCommands are active inside zabbix_agentd.conf</text:p>
        </text:list-item>
        <text:list-item>
          <text:p text:style-name="P19">create item to check if application is there</text:p>
        </text:list-item>
        <text:list-item>
          <text:p text:style-name="P19">create trigger which says {$AP_NAME} not installed</text:p>
        </text:list-item>
        <text:list-item>
          <text:p text:style-name="P19">refresh github repo</text:p>
        </text:list-item>
        <text:list-item>
          <text:p text:style-name="P19">create c:\zabbix\01.cmd</text:p>
        </text:list-item>
        <text:list-item>
          <text:p text:style-name="P19">find out proxy location</text:p>
        </text:list-item>
      </text:list>
      <text:list xml:id="list1903513818" text:style-name="L15">
        <text:list-item>
          <text:p text:style-name="P20"><text:span text:style-name="T7">"c:\zabbix\grep.exe" "^Server=" "c:\zabbix\zabbix_agentd.conf" | grep -E -o "[0-9]+\.[0-9]+\.[0-9]+\.[0-9]+"</text:span></text:p>
        </text:list-item>
      </text:list>
      <text:list xml:id="list223635940878718" text:continue-list="list341920941" text:style-name="L14">
        <text:list-item>
          <text:p text:style-name="P19">with 1 argument, send results: installation started, create dir, installation ended</text:p>
        </text:list-item>
        <text:list-item>
          <text:p text:style-name="P19">create action to match trigger</text:p>
        </text:list-item>
        <text:list-item>
          <text:p text:style-name="P19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margin-left="0in" fo:margin-right="0in" fo:line-height="150%" fo:text-indent="0in" style:auto-text-indent="false"/>
      <style:text-properties style:font-name="Arial" fo:font-family="Arial" style:font-style-name="Regular" style:font-family-generic="swiss" style:font-pitch="variable" fo:font-size="14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list-style-name="" style:class="text">
      <style:paragraph-properties fo:margin-top="0.1665in" fo:margin-bottom="0.0835in" loext:contextual-spacing="false"/>
      <style:text-properties fo:font-size="130%" fo:font-weight="bold" officeooo:rsid="000a4160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10.6929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30T17:38:56.942000000</meta:creation-date>
    <dc:date>2018-12-30T22:36:34.418000000</dc:date>
    <meta:editing-duration>PT1H52M6S</meta:editing-duration>
    <meta:editing-cycles>24</meta:editing-cycles>
    <meta:generator>LibreOffice/6.2.0.1$Windows_x86 LibreOffice_project/0412ee99e862f384c1106d0841a950c4cfaa9df1</meta:generator>
    <meta:document-statistic meta:table-count="0" meta:image-count="0" meta:object-count="0" meta:page-count="7" meta:paragraph-count="79" meta:word-count="586" meta:character-count="4018" meta:non-whitespace-character-count="3576"/>
  </office:meta>
</office:document-meta>
</file>